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2" style:family="text">
      <style:text-properties fo:font-weight="bold" fo:font-family="Sans" style:text-underline-type="single" style:text-underline-style="solid" fo:color="#2980b9"/>
    </style:style>
    <style:style style:name="c25" style:family="text">
      <style:text-properties fo:font-family="Sans" style:text-underline-type="single" style:text-underline-style="solid" fo:color="#2980b9"/>
    </style:style>
    <style:style style:name="c24" style:family="text">
      <style:text-properties fo:font-weight="bold" fo:font-family="Sans" style:text-underline-type="single" style:text-underline-style="solid" fo:color="#2980b9"/>
    </style:style>
    <style:style style:name="c27" style:family="text">
      <style:text-properties fo:font-family="Sans" style:text-underline-type="single" style:text-underline-style="solid" fo:color="#2980b9"/>
    </style:style>
    <style:style style:name="c26" style:family="text">
      <style:text-properties fo:font-weight="bold" fo:font-family="Sans" style:text-underline-type="single" style:text-underline-style="solid" fo:color="#2980b9"/>
    </style:style>
    <style:style style:name="c29" style:family="text">
      <style:text-properties fo:font-family="Sans" style:text-underline-type="single" style:text-underline-style="solid" fo:color="#2980b9"/>
    </style:style>
    <style:style style:name="p28" style:family="paragraph">
      <style:paragraph-properties/>
    </style:style>
    <style:style style:name="c31" style:family="text">
      <style:text-properties fo:font-weight="bold" fo:font-family="Sans" style:text-underline-type="single" style:text-underline-style="solid" fo:color="#2980b9"/>
    </style:style>
    <style:style style:name="c30" style:family="text">
      <style:text-properties fo:font-weight="bold" fo:font-family="Sans" style:text-underline-type="single" style:text-underline-style="solid" fo:color="#2980b9"/>
    </style:style>
    <style:style style:name="c0" style:family="text">
      <style:text-properties fo:font-family="Sans"/>
    </style:style>
    <style:style style:name="p3" style:family="paragraph">
      <style:paragraph-properties fo:margin-top="13.5pt" fo:margin-bottom="9pt"/>
    </style:style>
    <style:style style:name="p5" style:family="paragraph">
      <style:paragraph-properties fo:margin-top="9pt" fo:margin-bottom="9pt"/>
    </style:style>
    <style:style style:name="c4" style:family="text">
      <style:text-properties fo:font-weight="bold" fo:font-family="Sans"/>
    </style:style>
    <style:style style:name="p7" style:family="paragraph">
      <style:paragraph-properties fo:margin-top="13.5pt" fo:margin-bottom="9pt"/>
    </style:style>
    <style:style style:name="p6" style:family="paragraph">
      <style:paragraph-properties fo:margin-top="0pt" fo:margin-bottom="0pt"/>
    </style:style>
    <style:style style:name="p9" style:family="paragraph">
      <style:paragraph-properties/>
    </style:style>
    <text:list-style style:name="L8">
      <text:list-level-style-bullet text:bullet-char="●" text:level="1">
        <style:list-level-properties fo:text-align="start" text:space-before="8mm"/>
      </text:list-level-style-bullet>
    </text:list-style>
    <style:style style:name="c11" style:family="text">
      <style:text-properties fo:font-family="Sans" style:text-underline-type="single" style:text-underline-style="solid" fo:color="#2980b9"/>
    </style:style>
    <style:style style:name="p10" style:family="paragraph">
      <style:paragraph-properties fo:margin-top="9pt"/>
    </style:style>
    <style:style style:name="p13" style:family="paragraph">
      <style:paragraph-properties/>
    </style:style>
    <text:list-style style:name="L12">
      <text:list-level-style-bullet text:bullet-char="○" text:level="2">
        <style:list-level-properties fo:text-align="start" text:space-before="16mm"/>
      </text:list-level-style-bullet>
    </text:list-style>
    <style:style style:name="c15" style:family="text">
      <style:text-properties fo:font-family="Sans" style:text-underline-type="single" style:text-underline-style="solid" fo:color="#2980b9"/>
    </style:style>
    <style:style style:name="c14" style:family="text">
      <style:text-properties fo:font-family="Sans" style:text-underline-type="single" style:text-underline-style="solid" fo:color="#2980b9"/>
    </style:style>
    <style:style style:name="c49" style:family="text">
      <style:text-properties fo:font-weight="bold" fo:font-family="Sans" style:text-underline-type="single" style:text-underline-style="solid" fo:color="#2980b9"/>
    </style:style>
    <style:style style:name="c48" style:family="text">
      <style:text-properties fo:font-family="Sans" style:text-underline-type="single" style:text-underline-style="solid" fo:color="#2980b9"/>
    </style:style>
    <style:style style:name="c51" style:family="text">
      <style:text-properties fo:font-family="Sans" style:text-underline-type="single" style:text-underline-style="solid" fo:color="#2980b9"/>
    </style:style>
    <style:style style:name="c50" style:family="text">
      <style:text-properties fo:font-family="Sans" style:text-underline-type="single" style:text-underline-style="solid" fo:color="#2980b9"/>
    </style:style>
    <style:style style:name="c53" style:family="text">
      <style:text-properties fo:font-family="Sans" style:text-underline-type="single" style:text-underline-style="solid" fo:color="#2980b9"/>
    </style:style>
    <style:style style:name="c52" style:family="text">
      <style:text-properties fo:font-weight="bold" fo:font-family="Sans" style:text-underline-type="single" style:text-underline-style="solid" fo:color="#2980b9"/>
    </style:style>
    <style:style style:name="c55" style:family="text">
      <style:text-properties fo:font-family="Sans" style:text-underline-type="single" style:text-underline-style="solid" fo:color="#2980b9"/>
    </style:style>
    <style:style style:name="c54" style:family="text">
      <style:text-properties fo:font-weight="bold" fo:font-family="Sans" style:text-underline-type="single" style:text-underline-style="solid" fo:color="#2980b9"/>
    </style:style>
    <style:style style:name="c57" style:family="text">
      <style:text-properties fo:font-family="Sans" style:text-underline-type="single" style:text-underline-style="solid" fo:color="#2980b9"/>
    </style:style>
    <style:style style:name="c56" style:family="text">
      <style:text-properties fo:font-weight="bold" fo:font-family="Sans" style:text-underline-type="single" style:text-underline-style="solid" fo:color="#2980b9"/>
    </style:style>
    <style:style style:name="c59" style:family="text">
      <style:text-properties fo:font-family="Sans" style:text-underline-type="single" style:text-underline-style="solid" fo:color="#2980b9"/>
    </style:style>
    <style:style style:name="p58" style:family="paragraph">
      <style:paragraph-properties/>
    </style:style>
    <style:style style:name="c61" style:family="text">
      <style:text-properties fo:font-family="Sans" style:text-underline-type="single" style:text-underline-style="solid" fo:color="#2980b9"/>
    </style:style>
    <style:style style:name="c60" style:family="text">
      <style:text-properties fo:font-weight="bold" fo:font-family="Sans" style:text-underline-type="single" style:text-underline-style="solid" fo:color="#2980b9"/>
    </style:style>
    <style:style style:name="c63" style:family="text">
      <style:text-properties fo:font-family="Sans" style:text-underline-type="single" style:text-underline-style="solid" fo:color="#2980b9"/>
    </style:style>
    <style:style style:name="c62" style:family="text">
      <style:text-properties fo:font-family="Sans" style:text-underline-type="single" style:text-underline-style="solid" fo:color="#2980b9"/>
    </style:style>
    <style:style style:name="c33" style:family="text">
      <style:text-properties fo:font-weight="bold" fo:font-family="Sans" style:text-underline-type="single" style:text-underline-style="solid" fo:color="#2980b9"/>
    </style:style>
    <style:style style:name="c32" style:family="text">
      <style:text-properties fo:font-family="Sans" style:text-underline-type="single" style:text-underline-style="solid" fo:color="#2980b9"/>
    </style:style>
    <style:style style:name="c35" style:family="text">
      <style:text-properties fo:font-weight="bold" fo:font-family="Sans" style:text-underline-type="single" style:text-underline-style="solid" fo:color="#2980b9"/>
    </style:style>
    <style:style style:name="c34" style:family="text">
      <style:text-properties fo:font-family="Sans" style:text-underline-type="single" style:text-underline-style="solid" fo:color="#2980b9"/>
    </style:style>
    <style:style style:name="c37" style:family="text">
      <style:text-properties fo:font-family="Sans" style:text-underline-type="single" style:text-underline-style="solid" fo:color="#2980b9"/>
    </style:style>
    <style:style style:name="c36" style:family="text">
      <style:text-properties fo:font-family="Sans" style:text-underline-type="single" style:text-underline-style="solid" fo:color="#2980b9"/>
    </style:style>
    <style:style style:name="c39" style:family="text">
      <style:text-properties fo:font-family="Sans" style:text-underline-type="single" style:text-underline-style="solid" fo:color="#2980b9"/>
    </style:style>
    <style:style style:name="p38" style:family="paragraph">
      <style:paragraph-properties/>
    </style:style>
    <style:style style:name="c41" style:family="text">
      <style:text-properties fo:font-weight="bold" fo:font-family="Sans" style:text-underline-type="single" style:text-underline-style="solid" fo:color="#2980b9"/>
    </style:style>
    <style:style style:name="c40" style:family="text">
      <style:text-properties fo:font-family="Sans" style:text-underline-type="single" style:text-underline-style="solid" fo:color="#2980b9"/>
    </style:style>
    <style:style style:name="p43" style:family="paragraph">
      <style:paragraph-properties/>
    </style:style>
    <style:style style:name="c42" style:family="text">
      <style:text-properties fo:font-family="Sans" style:text-underline-type="single" style:text-underline-style="solid" fo:color="#2980b9"/>
    </style:style>
    <style:style style:name="c45" style:family="text">
      <style:text-properties fo:font-weight="bold" fo:font-family="Sans" style:text-underline-type="single" style:text-underline-style="solid" fo:color="#2980b9"/>
    </style:style>
    <style:style style:name="c44" style:family="text">
      <style:text-properties fo:font-family="Sans" style:text-underline-type="single" style:text-underline-style="solid" fo:color="#2980b9"/>
    </style:style>
    <style:style style:name="p47" style:family="paragraph">
      <style:paragraph-properties/>
    </style:style>
    <style:style style:name="c46" style:family="text">
      <style:text-properties fo:font-family="Sans" style:text-underline-type="single" style:text-underline-style="solid" fo:color="#2980b9"/>
    </style:style>
    <style:style style:name="c145" style:family="text">
      <style:text-properties fo:font-weight="bold" fo:font-family="Sans"/>
    </style:style>
    <style:style style:name="c144" style:family="text">
      <style:text-properties fo:font-weight="bold" fo:font-family="Sans"/>
    </style:style>
    <style:style style:name="c147" style:family="text">
      <style:text-properties fo:font-weight="bold" fo:font-family="Sans"/>
    </style:style>
    <style:style style:name="c146" style:family="text">
      <style:text-properties fo:font-weight="bold" fo:font-family="Sans"/>
    </style:style>
    <style:style style:name="c149" style:family="text">
      <style:text-properties fo:font-weight="bold" fo:font-family="Sans"/>
    </style:style>
    <style:style style:name="c148" style:family="text">
      <style:text-properties fo:font-weight="bold" fo:font-family="Sans"/>
    </style:style>
    <style:style style:name="c151" style:family="text">
      <style:text-properties fo:font-weight="bold" fo:font-family="Sans"/>
    </style:style>
    <style:style style:name="c150" style:family="text">
      <style:text-properties fo:font-weight="bold" fo:font-family="Sans"/>
    </style:style>
    <style:style style:name="c153" style:family="text">
      <style:text-properties fo:font-weight="bold" fo:font-family="Sans"/>
    </style:style>
    <style:style style:name="c152" style:family="text">
      <style:text-properties fo:font-weight="bold" fo:font-family="Sans"/>
    </style:style>
    <style:style style:name="c154" style:family="text">
      <style:text-properties fo:font-family="Sans" style:text-underline-type="single" style:text-underline-style="solid" fo:color="#2980b9"/>
    </style:style>
    <style:style style:name="c129" style:family="text">
      <style:text-properties fo:font-weight="bold" fo:font-family="Sans"/>
    </style:style>
    <style:style style:name="c128" style:family="text">
      <style:text-properties fo:font-weight="bold" fo:font-family="Sans"/>
    </style:style>
    <style:style style:name="c130" style:family="text">
      <style:text-properties fo:font-weight="bold" fo:font-family="Sans"/>
    </style:style>
    <style:style style:name="p132" style:family="paragraph">
      <style:paragraph-properties fo:margin-top="9pt"/>
    </style:style>
    <style:style style:name="p135" style:family="paragraph">
      <style:paragraph-properties/>
    </style:style>
    <style:style style:name="p134" style:family="paragraph">
      <style:paragraph-properties fo:margin-top="9pt" fo:margin-bottom="9pt"/>
    </style:style>
    <style:style style:name="c137" style:family="text">
      <style:text-properties fo:font-weight="bold" fo:font-family="Sans"/>
    </style:style>
    <style:style style:name="c136" style:family="text">
      <style:text-properties fo:font-weight="bold" fo:font-family="Sans"/>
    </style:style>
    <style:style style:name="c139" style:family="text">
      <style:text-properties fo:font-weight="bold" fo:font-family="Sans"/>
    </style:style>
    <style:style style:name="c138" style:family="text">
      <style:text-properties fo:font-weight="bold" fo:font-family="Sans"/>
    </style:style>
    <style:style style:name="c141" style:family="text">
      <style:text-properties fo:font-weight="bold" fo:font-family="Sans"/>
    </style:style>
    <style:style style:name="c140" style:family="text">
      <style:text-properties fo:font-weight="bold" fo:font-family="Sans"/>
    </style:style>
    <style:style style:name="p143" style:family="paragraph">
      <style:paragraph-properties fo:margin-top="10.5pt" fo:margin-bottom="9pt"/>
    </style:style>
    <style:style style:name="c142" style:family="text">
      <style:text-properties fo:font-weight="bold" fo:font-family="Sans"/>
    </style:style>
    <style:style style:name="c81" style:family="text">
      <style:text-properties fo:font-family="Sans" style:text-underline-type="single" style:text-underline-style="solid" fo:color="#2980b9"/>
    </style:style>
    <style:style style:name="c80" style:family="text">
      <style:text-properties fo:font-family="Sans" style:text-underline-type="single" style:text-underline-style="solid" fo:color="#2980b9"/>
    </style:style>
    <style:style style:name="c83" style:family="text">
      <style:text-properties fo:font-family="Sans" style:text-underline-type="single" style:text-underline-style="solid" fo:color="#2980b9"/>
    </style:style>
    <style:style style:name="c82" style:family="text">
      <style:text-properties fo:font-weight="bold" fo:font-family="Sans" style:text-underline-type="single" style:text-underline-style="solid" fo:color="#2980b9"/>
    </style:style>
    <style:style style:name="c85" style:family="text">
      <style:text-properties fo:font-weight="bold" fo:font-family="Sans" style:text-underline-type="single" style:text-underline-style="solid" fo:color="#2980b9"/>
    </style:style>
    <style:style style:name="c84" style:family="text">
      <style:text-properties fo:font-weight="bold" fo:font-family="Sans" style:text-underline-type="single" style:text-underline-style="solid" fo:color="#2980b9"/>
    </style:style>
    <style:style style:name="p87" style:family="paragraph">
      <style:paragraph-properties fo:margin-bottom="9pt"/>
    </style:style>
    <style:style style:name="c89" style:family="text">
      <style:text-properties fo:font-weight="bold" fo:font-family="Sans"/>
    </style:style>
    <style:style style:name="c88" style:family="text">
      <style:text-properties fo:font-family="Sans" style:text-underline-type="single" style:text-underline-style="solid" fo:color="#2980b9"/>
    </style:style>
    <style:style style:name="c91" style:family="text">
      <style:text-properties fo:font-weight="bold" fo:font-family="Sans"/>
    </style:style>
    <style:style style:name="p90" style:family="paragraph">
      <style:paragraph-properties fo:margin-top="12pt" fo:margin-bottom="9pt"/>
    </style:style>
    <style:style style:name="c93" style:family="text">
      <style:text-properties fo:font-weight="bold" fo:font-family="Sans"/>
    </style:style>
    <style:style style:name="c92" style:family="text">
      <style:text-properties fo:font-weight="bold" fo:font-family="Sans"/>
    </style:style>
    <style:style style:name="c95" style:family="text">
      <style:text-properties fo:font-weight="bold" fo:font-family="Sans"/>
    </style:style>
    <style:style style:name="c94" style:family="text">
      <style:text-properties fo:font-weight="bold" fo:font-family="Sans"/>
    </style:style>
    <style:style style:name="c65" style:family="text">
      <style:text-properties fo:font-family="Sans" style:text-underline-type="single" style:text-underline-style="solid" fo:color="#2980b9"/>
    </style:style>
    <style:style style:name="c64" style:family="text">
      <style:text-properties fo:font-family="Sans" style:text-underline-type="single" style:text-underline-style="solid" fo:color="#2980b9"/>
    </style:style>
    <style:style style:name="c67" style:family="text">
      <style:text-properties fo:font-family="Sans" style:text-underline-type="single" style:text-underline-style="solid" fo:color="#2980b9"/>
    </style:style>
    <style:style style:name="c66" style:family="text">
      <style:text-properties fo:font-family="Sans" style:text-underline-type="single" style:text-underline-style="solid" fo:color="#2980b9"/>
    </style:style>
    <style:style style:name="c69" style:family="text">
      <style:text-properties fo:font-family="Sans" style:text-underline-type="single" style:text-underline-style="solid" fo:color="#2980b9"/>
    </style:style>
    <style:style style:name="p68" style:family="paragraph">
      <style:paragraph-properties/>
    </style:style>
    <style:style style:name="c71" style:family="text">
      <style:text-properties fo:font-family="Sans" style:text-underline-type="single" style:text-underline-style="solid" fo:color="#2980b9"/>
    </style:style>
    <style:style style:name="c70" style:family="text">
      <style:text-properties fo:font-weight="bold" fo:font-family="Sans" style:text-underline-type="single" style:text-underline-style="solid" fo:color="#2980b9"/>
    </style:style>
    <style:style style:name="c73" style:family="text">
      <style:text-properties fo:font-family="Sans" style:text-underline-type="single" style:text-underline-style="solid" fo:color="#2980b9"/>
    </style:style>
    <style:style style:name="c72" style:family="text">
      <style:text-properties fo:font-weight="bold" fo:font-family="Sans" style:text-underline-type="single" style:text-underline-style="solid" fo:color="#2980b9"/>
    </style:style>
    <style:style style:name="c75" style:family="text">
      <style:text-properties fo:font-family="Sans" style:text-underline-type="single" style:text-underline-style="solid" fo:color="#2980b9"/>
    </style:style>
    <style:style style:name="p74" style:family="paragraph">
      <style:paragraph-properties/>
    </style:style>
    <style:style style:name="c77" style:family="text">
      <style:text-properties fo:font-family="Sans" style:text-underline-type="single" style:text-underline-style="solid" fo:color="#2980b9"/>
    </style:style>
    <style:style style:name="c76" style:family="text">
      <style:text-properties fo:font-family="Sans" style:text-underline-type="single" style:text-underline-style="solid" fo:color="#2980b9"/>
    </style:style>
    <style:style style:name="c79" style:family="text">
      <style:text-properties fo:font-family="Sans" style:text-underline-type="single" style:text-underline-style="solid" fo:color="#2980b9"/>
    </style:style>
    <style:style style:name="p78" style:family="paragraph">
      <style:paragraph-properties/>
    </style:style>
    <style:style style:name="c113" style:family="text">
      <style:text-properties fo:font-weight="bold" fo:font-family="Sans"/>
    </style:style>
    <style:style style:name="c112" style:family="text">
      <style:text-properties fo:font-weight="bold" fo:font-family="Sans"/>
    </style:style>
    <style:style style:name="c115" style:family="text">
      <style:text-properties fo:font-weight="bold" fo:font-family="Sans"/>
    </style:style>
    <style:style style:name="c114" style:family="text">
      <style:text-properties fo:font-weight="bold" fo:font-family="Sans"/>
    </style:style>
    <style:style style:name="c117" style:family="text">
      <style:text-properties fo:font-weight="bold" fo:font-family="Sans"/>
    </style:style>
    <style:style style:name="c116" style:family="text">
      <style:text-properties fo:font-weight="bold" fo:font-family="Sans"/>
    </style:style>
    <style:style style:name="c119" style:family="text">
      <style:text-properties fo:font-weight="bold" fo:font-family="Sans"/>
    </style:style>
    <style:style style:name="c118" style:family="text">
      <style:text-properties fo:font-weight="bold" fo:font-family="Sans"/>
    </style:style>
    <style:style style:name="p121" style:family="paragraph">
      <style:paragraph-properties fo:margin-top="9pt"/>
    </style:style>
    <style:style style:name="p120" style:family="paragraph">
      <style:paragraph-properties/>
    </style:style>
    <style:style style:name="c123" style:family="text">
      <style:text-properties fo:font-weight="bold" fo:font-family="Sans"/>
    </style:style>
    <style:style style:name="p122" style:family="paragraph">
      <style:paragraph-properties fo:margin-bottom="9pt"/>
    </style:style>
    <style:style style:name="c125" style:family="text">
      <style:text-properties fo:font-weight="bold" fo:font-family="Sans"/>
    </style:style>
    <style:style style:name="c124" style:family="text">
      <style:text-properties fo:font-weight="bold" fo:font-family="Sans"/>
    </style:style>
    <style:style style:name="c127" style:family="text">
      <style:text-properties fo:font-weight="bold" fo:font-family="Sans"/>
    </style:style>
    <style:style style:name="c126" style:family="text">
      <style:text-properties fo:font-weight="bold" fo:font-family="Sans"/>
    </style:style>
    <style:style style:name="p97" style:family="paragraph">
      <style:paragraph-properties fo:margin-top="9pt"/>
    </style:style>
    <style:style style:name="p96" style:family="paragraph">
      <style:paragraph-properties/>
    </style:style>
    <style:style style:name="c99" style:family="text">
      <style:text-properties fo:font-weight="bold" fo:font-family="Sans"/>
    </style:style>
    <style:style style:name="p98" style:family="paragraph">
      <style:paragraph-properties fo:margin-bottom="9pt"/>
    </style:style>
    <style:style style:name="c100" style:family="text">
      <style:text-properties fo:font-weight="bold" fo:font-family="Sans"/>
    </style:style>
    <style:style style:name="p103" style:family="paragraph">
      <style:paragraph-properties fo:margin-bottom="9pt"/>
    </style:style>
    <style:style style:name="p102" style:family="paragraph">
      <style:paragraph-properties fo:margin-top="9pt"/>
    </style:style>
    <style:style style:name="c105" style:family="text">
      <style:text-properties fo:font-weight="bold" fo:font-family="Sans"/>
    </style:style>
    <style:style style:name="c104" style:family="text">
      <style:text-properties fo:font-weight="bold" fo:font-family="Sans"/>
    </style:style>
    <style:style style:name="c107" style:family="text">
      <style:text-properties fo:font-weight="bold" fo:font-family="Sans"/>
    </style:style>
    <style:style style:name="c106" style:family="text">
      <style:text-properties fo:font-style="italic" fo:font-family="Sans"/>
    </style:style>
    <style:style style:name="c109" style:family="text">
      <style:text-properties fo:font-weight="bold" fo:font-family="Sans"/>
    </style:style>
    <style:style style:name="c108" style:family="text">
      <style:text-properties fo:font-weight="bold" fo:font-family="Sans"/>
    </style:style>
    <style:style style:name="c111" style:family="text">
      <style:text-properties fo:font-weight="bold" fo:font-family="Sans"/>
    </style:style>
    <style:style style:name="c110" style:family="text">
      <style:text-properties fo:font-weight="bold" fo:font-family="Sans"/>
    </style:style>
    <style:style style:name="c17" style:family="text">
      <style:text-properties fo:font-family="Sans" style:text-underline-type="single" style:text-underline-style="solid" fo:color="#2980b9"/>
    </style:style>
    <style:style style:name="c16" style:family="text">
      <style:text-properties fo:font-weight="bold" fo:font-family="Sans" style:text-underline-type="single" style:text-underline-style="solid" fo:color="#2980b9"/>
    </style:style>
    <style:style style:name="c19" style:family="text">
      <style:text-properties fo:font-family="Sans" style:text-underline-type="single" style:text-underline-style="solid" fo:color="#2980b9"/>
    </style:style>
    <style:style style:name="c18" style:family="text">
      <style:text-properties fo:font-weight="bold" fo:font-family="Sans" style:text-underline-type="single" style:text-underline-style="solid" fo:color="#2980b9"/>
    </style:style>
    <style:style style:name="c21" style:family="text">
      <style:text-properties fo:font-family="Sans" style:text-underline-type="single" style:text-underline-style="solid" fo:color="#2980b9"/>
    </style:style>
    <style:style style:name="c20" style:family="text">
      <style:text-properties fo:font-weight="bold" fo:font-family="Sans" style:text-underline-type="single" style:text-underline-style="solid" fo:color="#2980b9"/>
    </style:style>
    <style:style style:name="c23" style:family="text">
      <style:text-properties fo:font-family="Sans" style:text-underline-type="single" style:text-underline-style="solid" fo:color="#2980b9"/>
    </style:style>
  </office:automatic-styles>
  <office:body>
    <office:text>
      <text:p text:style-name="p3"><text:span text:style-name="c4">Wordpress per il Cliente - Rev 0.0.4</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11">Primo uso</text:span></text:p>
        </text:list-item>
        <text:list-item>
          <text:list text:style-name="L12">
            <text:list-item>
              <text:p text:style-name="p13"><text:span text:style-name="c14">Come accedere</text:span></text:p>
            </text:list-item>
            <text:list-item>
              <text:p text:style-name="p13"><text:span text:style-name="c15">Cos'è la </text:span><text:span text:style-name="c16">Bacheca</text:span></text:p>
            </text:list-item>
            <text:list-item>
              <text:p text:style-name="p13"><text:span text:style-name="c17">La </text:span><text:span text:style-name="c18">Barra laterale</text:span></text:p>
            </text:list-item>
            <text:list-item>
              <text:p text:style-name="p13"><text:span text:style-name="c19">Come scrivere un </text:span><text:span text:style-name="c20">Articolo</text:span></text:p>
            </text:list-item>
            <text:list-item>
              <text:p text:style-name="p13"><text:span text:style-name="c21">Cos'è lo </text:span><text:span text:style-name="c22">slug</text:span></text:p>
            </text:list-item>
            <text:list-item>
              <text:p text:style-name="p13"><text:span text:style-name="c23">Cos'è l' </text:span><text:span text:style-name="c24">Immagine in evidenza</text:span></text:p>
            </text:list-item>
            <text:list-item>
              <text:p text:style-name="p13"><text:span text:style-name="c25">Cosa sono le </text:span><text:span text:style-name="c26">revisioni</text:span></text:p>
            </text:list-item>
          </text:list>
        </text:list-item>
        <text:list-item>
          <text:p text:style-name="p9"><text:span text:style-name="c27">Articoli</text:span></text:p>
        </text:list-item>
        <text:list-item>
          <text:list text:style-name="L12">
            <text:list-item>
              <text:p text:style-name="p28"><text:span text:style-name="c29">Le </text:span><text:span text:style-name="c30">Bozze</text:span></text:p>
            </text:list-item>
            <text:list-item>
              <text:p text:style-name="p28"><text:span text:style-name="c31">Programmare gli Articoli</text:span></text:p>
            </text:list-item>
            <text:list-item>
              <text:p text:style-name="p28"><text:span text:style-name="c32">Inserire </text:span><text:span text:style-name="c33">foto</text:span><text:span text:style-name="c32"> negli articoli</text:span></text:p>
            </text:list-item>
            <text:list-item>
              <text:p text:style-name="p28"><text:span text:style-name="c34">Cosa sono i </text:span><text:span text:style-name="c35">tag</text:span></text:p>
            </text:list-item>
            <text:list-item>
              <text:p text:style-name="p28"><text:span text:style-name="c36">Cestino</text:span></text:p>
            </text:list-item>
          </text:list>
        </text:list-item>
        <text:list-item>
          <text:p text:style-name="p9"><text:span text:style-name="c37">Pagine</text:span></text:p>
        </text:list-item>
        <text:list-item>
          <text:list text:style-name="L12">
            <text:list-item>
              <text:p text:style-name="p38"><text:span text:style-name="c39">Cosa sono</text:span></text:p>
            </text:list-item>
            <text:list-item>
              <text:p text:style-name="p38"><text:span text:style-name="c40">Usarle con </text:span><text:span text:style-name="c41">cautela</text:span></text:p>
            </text:list-item>
          </text:list>
        </text:list-item>
        <text:list-item>
          <text:p text:style-name="p9"><text:span text:style-name="c42">Commenti</text:span></text:p>
        </text:list-item>
        <text:list-item>
          <text:list text:style-name="L12">
            <text:list-item>
              <text:p text:style-name="p43"><text:span text:style-name="c44">Cosa sono i </text:span><text:span text:style-name="c45">Commenti</text:span></text:p>
            </text:list-item>
          </text:list>
        </text:list-item>
        <text:list-item>
          <text:p text:style-name="p9"><text:span text:style-name="c46">Ecommerce (WooCommerce)</text:span></text:p>
        </text:list-item>
        <text:list-item>
          <text:list text:style-name="L12">
            <text:list-item>
              <text:p text:style-name="p47"><text:span text:style-name="c48">Aggiungere un nuovo </text:span><text:span text:style-name="c49">Prodotto</text:span></text:p>
            </text:list-item>
            <text:list-item>
              <text:p text:style-name="p47"><text:span text:style-name="c50">Prodotto variabile</text:span></text:p>
            </text:list-item>
            <text:list-item>
              <text:p text:style-name="p47"><text:span text:style-name="c51">Gestire gli </text:span><text:span text:style-name="c52">Ordini</text:span></text:p>
            </text:list-item>
            <text:list-item>
              <text:p text:style-name="p47"><text:span text:style-name="c53">Usare i </text:span><text:span text:style-name="c54">Rapporti</text:span></text:p>
            </text:list-item>
            <text:list-item>
              <text:p text:style-name="p47"><text:span text:style-name="c55">Creare un </text:span><text:span text:style-name="c56">Codice sconto</text:span></text:p>
            </text:list-item>
          </text:list>
        </text:list-item>
        <text:list-item>
          <text:p text:style-name="p9"><text:span text:style-name="c57">Rotazione Banner (AdRotate)</text:span></text:p>
        </text:list-item>
        <text:list-item>
          <text:list text:style-name="L12">
            <text:list-item>
              <text:p text:style-name="p58"><text:span text:style-name="c59">Usare </text:span><text:span text:style-name="c60">AdRotate</text:span></text:p>
            </text:list-item>
            <text:list-item>
              <text:p text:style-name="p58"><text:span text:style-name="c61">Creare un Banner</text:span></text:p>
            </text:list-item>
            <text:list-item>
              <text:p text:style-name="p58"><text:span text:style-name="c62">I campi principali</text:span></text:p>
            </text:list-item>
            <text:list-item>
              <text:p text:style-name="p58"><text:span text:style-name="c63">Impostare una immagine</text:span></text:p>
            </text:list-item>
            <text:list-item>
              <text:p text:style-name="p58"><text:span text:style-name="c64">Impostare un link</text:span></text:p>
            </text:list-item>
            <text:list-item>
              <text:p text:style-name="p58"><text:span text:style-name="c65">Schedulare un banner</text:span></text:p>
            </text:list-item>
            <text:list-item>
              <text:p text:style-name="p58"><text:span text:style-name="c66">Impostare il gruppo</text:span></text:p>
            </text:list-item>
          </text:list>
        </text:list-item>
        <text:list-item>
          <text:p text:style-name="p9"><text:span text:style-name="c67">Gestione eventi (Event Manager)</text:span></text:p>
        </text:list-item>
        <text:list-item>
          <text:list text:style-name="L12">
            <text:list-item>
              <text:p text:style-name="p68"><text:span text:style-name="c69">Aggiungere un </text:span><text:span text:style-name="c70">Evento</text:span><text:span text:style-name="c69"> (Event Manager)</text:span></text:p>
            </text:list-item>
            <text:list-item>
              <text:p text:style-name="p68"><text:span text:style-name="c71">Aggiungere un </text:span><text:span text:style-name="c72">Luogo</text:span><text:span text:style-name="c71"> (Event Manager)</text:span></text:p>
            </text:list-item>
          </text:list>
        </text:list-item>
        <text:list-item>
          <text:p text:style-name="p9"><text:span text:style-name="c73">Multilingua (Ceceppa Multilingua)</text:span></text:p>
        </text:list-item>
        <text:list-item>
          <text:list text:style-name="L12">
            <text:list-item>
              <text:p text:style-name="p74"><text:span text:style-name="c75">Articoli, pagine ed altri tipi di articoli</text:span></text:p>
            </text:list-item>
            <text:list-item>
              <text:p text:style-name="p74"><text:span text:style-name="c76">Categorie</text:span></text:p>
            </text:list-item>
          </text:list>
        </text:list-item>
        <text:list-item>
          <text:p text:style-name="p9"><text:span text:style-name="c77">Avanzate</text:span></text:p>
        </text:list-item>
        <text:list-item>
          <text:list text:style-name="L12">
            <text:list-item>
              <text:p text:style-name="p78"><text:span text:style-name="c79">Wordpress SEO (Yoast)</text:span></text:p>
            </text:list-item>
            <text:list-item>
              <text:p text:style-name="p78"><text:span text:style-name="c80">Aggiungere una cartina (CodePeople Post Map)</text:span></text:p>
            </text:list-item>
            <text:list-item>
              <text:p text:style-name="p78"><text:span text:style-name="c81">Aggiungere </text:span><text:span text:style-name="c82">Album</text:span><text:span text:style-name="c81"> (NextGen)</text:span></text:p>
            </text:list-item>
            <text:list-item>
              <text:p text:style-name="p78"><text:span text:style-name="c83">Usare </text:span><text:span text:style-name="c84">Google Analyticator</text:span></text:p>
            </text:list-item>
            <text:list-item>
              <text:p text:style-name="p78"><text:span text:style-name="c85">Backup</text:span></text:p>
            </text:list-item>
          </text:list>
        </text:list-item>
        <text:list-item>
          <text:p text:style-name="p87"><text:span text:style-name="c88">FAQ</text:span></text:p>
        </text:list-item>
      </text:list>
      <text:p text:style-name="p7"><text:span text:style-name="c89">P</text:span><text:span text:style-name="c4">rimo uso</text:span></text:p>
      <text:p text:style-name="p6"/>
      <text:p text:style-name="p90"><text:span text:style-name="c92">C</text:span><text:span text:style-name="c91">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93">iltuosito.it/wp-admin</text:span><text:span text:style-name="c0"> e inserire questi dati e premere </text:span><text:span text:style-name="c93">Login</text:span><text:span text:style-name="c0">.</text:span></text:p>
      <text:p text:style-name="p90"><text:span text:style-name="c94">C</text:span><text:span text:style-name="c91">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90"><text:span text:style-name="c95">L</text:span><text:span text:style-name="c91">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97"><text:span text:style-name="c0">Articoli</text:span></text:p>
        </text:list-item>
        <text:list-item>
          <text:p text:style-name="p96"><text:span text:style-name="c0">Media</text:span></text:p>
        </text:list-item>
        <text:list-item>
          <text:p text:style-name="p96"><text:span text:style-name="c0">Pagine</text:span></text:p>
        </text:list-item>
        <text:list-item>
          <text:p text:style-name="p96"><text:span text:style-name="c0">Commenti</text:span></text:p>
        </text:list-item>
        <text:list-item>
          <text:p text:style-name="p96"><text:span text:style-name="c0">Aspetto</text:span></text:p>
        </text:list-item>
        <text:list-item>
          <text:p text:style-name="p96"><text:span text:style-name="c0">Utenti</text:span></text:p>
        </text:list-item>
        <text:list-item>
          <text:p text:style-name="p96"><text:span text:style-name="c0">Strumenti</text:span></text:p>
        </text:list-item>
        <text:list-item>
          <text:p text:style-name="p98"><text:span text:style-name="c0">Impostazioni</text:span></text:p>
        </text:list-item>
      </text:list>
      <text:p text:style-name="p5"><text:span text:style-name="c0">Inoltre a seconda della configurazione dell'utente alcune aree saranno nascoste o inaccessibili quindi sicurezza garantita al 100%.</text:span></text:p>
      <text:p text:style-name="p90"><text:span text:style-name="c99">C</text:span><text:span text:style-name="c91">ome scrivere un articolo</text:span></text:p>
      <text:p text:style-name="p5"><text:span text:style-name="c0">Passando con il mouse sul link nella barra laterale </text:span><text:span text:style-name="c93">Articoli</text:span><text:span text:style-name="c0"> si apre un piccolo menù, clicca su </text:span><text:span text:style-name="c93">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93">Categoria/e</text:span><text:span text:style-name="c0"> che è obbligatorio scegliere per favorire </text:span><text:span text:style-name="c93">una navigazione completa</text:span><text:span text:style-name="c0"> sia all'utente che al motore di ricerca (Google, Yahoo, Bing).</text:span></text:p>
      <text:p text:style-name="p90"><text:span text:style-name="c100">C</text:span><text:span text:style-name="c91">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102"><text:span text:style-name="c0">Ciao mondo! - ciao-mondo</text:span></text:p>
        </text:list-item>
        <text:list-item>
          <text:p text:style-name="p103"><text:span text:style-name="c0">Sono un nuovo articolo - sono-nuovo-articolo</text:span></text:p>
        </text:list-item>
      </text:list>
      <text:p text:style-name="p90"><text:span text:style-name="c104">C</text:span><text:span text:style-name="c91">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93">Home</text:span><text:span text:style-name="c0">.</text:span></text:p>
      <text:p text:style-name="p90"><text:span text:style-name="c105">C</text:span><text:span text:style-name="c91">osa sono le revisioni</text:span></text:p>
      <text:p text:style-name="p5"><text:span text:style-name="c0">Le revisioni ti permettono di vedere le versioni precedenti della pagina con le differenze evidenziate. In questo modo hai uno </text:span><text:span text:style-name="c93">storico</text:span><text:span text:style-name="c0"> dell'articolo, pagina e così via.<text:line-break/>Aprendo un'articolo nel box </text:span><text:span text:style-name="c93">Pubblica</text:span><text:span text:style-name="c0"> ci sarà </text:span><text:span text:style-name="c106">Revisioni</text:span><text:span text:style-name="c0"> facendo click su scorri potrai navigare nel tempo e vedere le varie versioni con le loro modifiche.</text:span></text:p>
      <text:p text:style-name="p7"><text:span text:style-name="c107">A</text:span><text:span text:style-name="c4">rticoli</text:span></text:p>
      <text:p text:style-name="p6"/>
      <text:p text:style-name="p90"><text:span text:style-name="c108">L</text:span><text:span text:style-name="c91">e Bozze</text:span></text:p>
      <text:p text:style-name="p5"><text:span text:style-name="c0">Quando si scrive un articolo questo viene </text:span><text:span text:style-name="c93">salvato automaticamente</text:span><text:span text:style-name="c0"> come bozza ma è possibile salvarlo manualmente come bozza per non pubblicarlo sul sito immediatamente e finirlo in un secondo momento.<text:line-break/>Per </text:span><text:span text:style-name="c93">salvarlo come bozza</text:span><text:span text:style-name="c0"> sul box a destra nella pagina di scrittura dell'articolo c'è il pulsante </text:span><text:span text:style-name="c93">Salva come bozza</text:span><text:span text:style-name="c0">. Per </text:span><text:span text:style-name="c93">poterlo aprire come bozza</text:span><text:span text:style-name="c0"> successivamente tramite la barra laterale andare su </text:span><text:span text:style-name="c93">Articoli</text:span><text:span text:style-name="c0"> e cliccare su </text:span><text:span text:style-name="c93">Lista articoli</text:span><text:span text:style-name="c0">.</text:span></text:p>
      <text:p text:style-name="p5"><text:span text:style-name="c0">In questa lista ci sono diversi link importanti: </text:span><text:span text:style-name="c93">Tutti</text:span><text:span text:style-name="c0">, </text:span><text:span text:style-name="c93">Pubblicati</text:span><text:span text:style-name="c0">, </text:span><text:span text:style-name="c93">Bozze</text:span><text:span text:style-name="c0">, </text:span><text:span text:style-name="c93">Cestinati</text:span><text:span text:style-name="c0">. Questi link appariranno se ci saranno degli articoli secondo il loro stato, quindi nel nostro caso basterà cliccare su </text:span><text:span text:style-name="c93">Bozze</text:span><text:span text:style-name="c0"> per poter modificare il nostro articolo iniziato precedentemente.</text:span></text:p>
      <text:p text:style-name="p90"><text:span text:style-name="c109">P</text:span><text:span text:style-name="c91">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93">Pubblica subito</text:span><text:span text:style-name="c0"> e accanto un pulsante </text:span><text:span text:style-name="c93">Modifica</text:span><text:span text:style-name="c0">. Premendo questo pulsante appariranno diversi campi in cui è possibile impostare mese,giorno e anno per non parlare dell'ora e dei minuti.<text:line-break/>Una volta impostato come serve premendo sul pulsante </text:span><text:span text:style-name="c93">OK</text:span><text:span text:style-name="c0"> l'articolo cambierà stato diventando non più </text:span><text:span text:style-name="c93">Bozza</text:span><text:span text:style-name="c0"> o </text:span><text:span text:style-name="c93">Pubblicato</text:span><text:span text:style-name="c0"> ma </text:span><text:span text:style-name="c93">Programmato</text:span><text:span text:style-name="c0"> ed anche il pulsante </text:span><text:span text:style-name="c93">Pubblica</text:span><text:span text:style-name="c0"> cambierà nome diventando </text:span><text:span text:style-name="c93">Programmato</text:span><text:span text:style-name="c0">.</text:span></text:p>
      <text:p text:style-name="p90"><text:span text:style-name="c110">I</text:span><text:span text:style-name="c91">nserire foto negli articoli</text:span></text:p>
      <text:p text:style-name="p5"><text:span text:style-name="c0">Per caricare una o più foto nell'articolo basta cliccare sul pulsante </text:span><text:span text:style-name="c93">Carica/Inserisci</text:span><text:span text:style-name="c0"> sopra il box di scrittura.</text:span></text:p>
      <text:p text:style-name="p5"><text:span text:style-name="c0">Si aprirà una finestra dove è possibile </text:span><text:span text:style-name="c93">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93">Inserisci immagine nell'articolo</text:span><text:span text:style-name="c0">, cliccandoci l'immagine verrà posizionata dove si trova il cursore di scrittura.</text:span></text:p>
      <text:p text:style-name="p90"><text:span text:style-name="c111">C</text:span><text:span text:style-name="c91">osa sono i tag</text:span></text:p>
      <text:p text:style-name="p5"><text:span text:style-name="c0">I </text:span><text:span text:style-name="c93">tag</text:span><text:span text:style-name="c0"> sono i vari termini chiave dell'articolo e permettono di indicizzarlo.<text:line-break/>Alcuni template li usano per correlare tra di loro più post per una facile ricerca.</text:span></text:p>
      <text:p text:style-name="p90"><text:span text:style-name="c112">C</text:span><text:span text:style-name="c91">estino</text:span></text:p>
      <text:p text:style-name="p5"><text:span text:style-name="c0">Il comportamento del cestino è lo </text:span><text:span text:style-name="c93">stesso</text:span><text:span text:style-name="c0"> di quello del proprio computer, gli articoli invece di essere eliminati vengono spostati lì per una eliminazione futura o un ripristino.</text:span></text:p>
      <text:p text:style-name="p7"><text:span text:style-name="c113">P</text:span><text:span text:style-name="c4">agine</text:span></text:p>
      <text:p text:style-name="p6"/>
      <text:p text:style-name="p90"><text:span text:style-name="c114">C</text:span><text:span text:style-name="c91">osa sono</text:span></text:p>
      <text:p text:style-name="p5"><text:span text:style-name="c0">Le </text:span><text:span text:style-name="c93">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90"><text:span text:style-name="c115">U</text:span><text:span text:style-name="c91">sarle con cautela</text:span></text:p>
      <text:p text:style-name="p5"><text:span text:style-name="c0">È </text:span><text:span text:style-name="c93">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116">C</text:span><text:span text:style-name="c4">ommenti</text:span></text:p>
      <text:p text:style-name="p6"/>
      <text:p text:style-name="p90"><text:span text:style-name="c117">C</text:span><text:span text:style-name="c91">osa sono i commenti</text:span></text:p>
      <text:p text:style-name="p5"><text:span text:style-name="c0">I </text:span><text:span text:style-name="c93">Commenti</text:span><text:span text:style-name="c0"> sono uno dei modi per vedere quanto il sito ha successo. Vanno moderati cioè cancellati o approvati per l'apparizione nel sito.</text:span></text:p>
      <text:p text:style-name="p7"><text:span text:style-name="c118">E</text:span><text:span text:style-name="c4">commerce (WooCommerce)</text:span></text:p>
      <text:p text:style-name="p6"/>
      <text:p text:style-name="p90"><text:span text:style-name="c119">A</text:span><text:span text:style-name="c91">ggiungere un nuovo Prodotto</text:span></text:p>
      <text:p text:style-name="p5"><text:span text:style-name="c0">Sulla barra laterale è presente un pulsante </text:span><text:span text:style-name="c93">Prodotti</text:span><text:span text:style-name="c0"> andandoci con il mouse sopra apparirà </text:span><text:span text:style-name="c93">Aggiungi un nuovo prodotto</text:span><text:span text:style-name="c0">.<text:line-break/>L'interfaccia e le funzionalità sono la medesime degli articoli quindi è molto semplice, ci sono dei nuovi box che permettono di: </text:span></text:p>
      <text:list text:style-name="L8">
        <text:list-item>
          <text:p text:style-name="p121"><text:span text:style-name="c93">Galleria prodotto</text:span><text:span text:style-name="c0">: se il tema lo supporta si potranno caricare più immagini, oltre a quella in evidenza, per mostrare una galleria sul prodotto. </text:span></text:p>
        </text:list-item>
        <text:list-item>
          <text:p text:style-name="p120"><text:span text:style-name="c93">Recensioni</text:span><text:span text:style-name="c0">: ci permette di gestire le recensioni del prodotto come se fossero dei commenti</text:span></text:p>
        </text:list-item>
        <text:list-item>
          <text:p text:style-name="p122"><text:span text:style-name="c93">Dati prodotto</text:span><text:span text:style-name="c0">: ci permette di impostare il prezzo, il tipo di spedizione, se ha un magazzino e molte altre cose.</text:span></text:p>
        </text:list-item>
      </text:list>
      <text:p text:style-name="p90"><text:span text:style-name="c123">P</text:span><text:span text:style-name="c91">rodotto variabile</text:span></text:p>
      <text:p text:style-name="p5"><text:span text:style-name="c0">Il </text:span><text:span text:style-name="c93">prodotto variabile</text:span><text:span text:style-name="c0"> ci permette di impostare delle alternative del prodotto come il colore o le dimensioni con variazioni di prezzo.<text:line-break/>Prima di tutto và creato l'attributo del prodotto quindi nel box </text:span><text:span text:style-name="c93">Dati prodotto</text:span><text:span text:style-name="c0"> facendo click su </text:span><text:span text:style-name="c93">Attributi</text:span><text:span text:style-name="c0"> si potrà aggiungere un nuovo attributo con i vari valori disponibili </text:span><text:span text:style-name="c93">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93">Variazioni</text:span><text:span text:style-name="c0">, sempre in questo box, potrete creare una nuova variazione col pulsante </text:span><text:span text:style-name="c93">Aggiungi una variazione</text:span><text:span text:style-name="c0"> dove potrete impostare le varie informazioni dal codice al costo.</text:span></text:p>
      <text:p text:style-name="p90"><text:span text:style-name="c124">G</text:span><text:span text:style-name="c91">estire gli Ordini</text:span></text:p>
      <text:p text:style-name="p5"><text:span text:style-name="c0">Sul pulsante </text:span><text:span text:style-name="c93">Woocommerce</text:span><text:span text:style-name="c0"> nella barra laterale andando su </text:span><text:span text:style-name="c93">Ordini</text:span><text:span text:style-name="c0"> potrete visualizzare gli ordini e gestirli/visionarli in modo facile e veloce. </text:span></text:p>
      <text:p text:style-name="p90"><text:span text:style-name="c125">U</text:span><text:span text:style-name="c91">sare i Rapporti</text:span></text:p>
      <text:p text:style-name="p5"><text:span text:style-name="c0">I </text:span><text:span text:style-name="c93">Rapporti</text:span><text:span text:style-name="c0"> permettono di avere delle statistiche con grafico di vendita dei prodotti a seconda del periodo, prodotto, categoria e buoni sconto ed esportare il tutto in formato </text:span><text:span text:style-name="c93">CSV</text:span><text:span text:style-name="c0"> leggibile da Excel.<text:line-break/>Inoltre si potranno avere delle statistiche sui </text:span><text:span text:style-name="c93">Clienti</text:span><text:span text:style-name="c0">, </text:span><text:span text:style-name="c93">Magazzino</text:span><text:span text:style-name="c0"> e </text:span><text:span text:style-name="c93">Tassazione</text:span><text:span text:style-name="c0">.</text:span></text:p>
      <text:p text:style-name="p90"><text:span text:style-name="c126">C</text:span><text:span text:style-name="c91">reare un Codice sconto</text:span></text:p>
      <text:p text:style-name="p5"><text:span text:style-name="c0">Sul pulsante </text:span><text:span text:style-name="c93">Woocommerce</text:span><text:span text:style-name="c0"> nella barra laterale andando su </text:span><text:span text:style-name="c93">Codici promozionali</text:span><text:span text:style-name="c0"> e facendo click su </text:span><text:span text:style-name="c93">Aggiungi Codice Promozionale</text:span><text:span text:style-name="c0"> sarà possibile creare un codice sconto da distribuire in qui si potrà impostare la </text:span><text:span text:style-name="c93">data di scadenza</text:span><text:span text:style-name="c0">, le restrizioni ed i limiti d'uso (per esempio si potrà usare massimo 30 volte).</text:span></text:p>
      <text:p text:style-name="p7"><text:span text:style-name="c127">R</text:span><text:span text:style-name="c4">otazione Banner (AdRotate)</text:span></text:p>
      <text:p text:style-name="p6"/>
      <text:p text:style-name="p90"><text:span text:style-name="c128">U</text:span><text:span text:style-name="c91">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90"><text:span text:style-name="c129">C</text:span><text:span text:style-name="c91">reare un banner</text:span></text:p>
      <text:p text:style-name="p5"><text:span text:style-name="c0">Per creare un banner da questa finestra in alto è presente </text:span><text:span text:style-name="c93">Add new</text:span><text:span text:style-name="c0">. Cliccando su questo pulsante si entrerà in una finestra con moltissime impostazioni sul banner. </text:span></text:p>
      <text:p text:style-name="p90"><text:span text:style-name="c130">I</text:span><text:span text:style-name="c91"> campi principali</text:span></text:p>
      <text:p text:style-name="p5"><text:span text:style-name="c0">Il campo </text:span><text:span text:style-name="c93">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93">Ad Code</text:span><text:span text:style-name="c0"> va inserito il codice del banner:</text:span></text:p>
      <text:list text:style-name="L8">
        <text:list-item>
          <text:p text:style-name="p132"><text:span text:style-name="c0">Se si tratta di Google Adsense o di un'altro servizio di banner basta inserire il codice che viene fornito</text:span></text:p>
        </text:list-item>
        <text:list-item>
          <text:p text:style-name="p134"><text:span text:style-name="c0">Se si tratta di una immagine: </text:span></text:p>
        </text:list-item>
        <text:list-item>
          <text:list text:style-name="L12">
            <text:list-item>
              <text:p text:style-name="p135"><text:span text:style-name="c0">Se non ha link da associargli cliccare sull'esempio 1</text:span></text:p>
            </text:list-item>
            <text:list-item>
              <text:p text:style-name="p135"><text:span text:style-name="c0">Se ha un link cliccare sull'esempio 2 modificando il link d'esempio presente con il vostro</text:span></text:p>
            </text:list-item>
          </text:list>
        </text:list-item>
      </text:list>
      <text:p text:style-name="p5"><text:span text:style-name="c0">a name="adrotate-img"&gt;Impostare una immagine Scorrere fino al campo </text:span><text:span text:style-name="c93">Banner image</text:span><text:span text:style-name="c0"> premere sul pulsante </text:span><text:span text:style-name="c93">Select banner</text:span><text:span text:style-name="c0">. Da questa interfaccia caricare il banner e cliccare su </text:span><text:span text:style-name="c93">Insert banner</text:span><text:span text:style-name="c0">.</text:span></text:p>
      <text:p text:style-name="p90"><text:span text:style-name="c136">I</text:span><text:span text:style-name="c91">mpostare un link</text:span></text:p>
      <text:p text:style-name="p5"><text:span text:style-name="c0">Se si tratta di un'immagine con un link associato trovare il campo </text:span><text:span text:style-name="c93">Clicktracking</text:span><text:span text:style-name="c0"> e mettere la spunta.</text:span></text:p>
      <text:p text:style-name="p90"><text:span text:style-name="c137">S</text:span><text:span text:style-name="c91">chedulare un banner</text:span></text:p>
      <text:p text:style-name="p5"><text:span text:style-name="c0">In basso c'è un'area con delle impostazioni che permettono di impostare il periodo in cui il banner deve essere mostrato ed anche il massimo numero di click. </text:span></text:p>
      <text:p text:style-name="p90"><text:span text:style-name="c138">I</text:span><text:span text:style-name="c91">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7"><text:span text:style-name="c139">G</text:span><text:span text:style-name="c4">estione eventi (Event Manager)</text:span></text:p>
      <text:p text:style-name="p6"/>
      <text:p text:style-name="p90"><text:span text:style-name="c140">A</text:span><text:span text:style-name="c91">ggiungere un Evento (Event Manager)</text:span></text:p>
      <text:p text:style-name="p5"><text:span text:style-name="c0">Tramite la barra laterale andare su </text:span><text:span text:style-name="c93">Eventi</text:span><text:span text:style-name="c0"> e cliccare su </text:span><text:span text:style-name="c93">Aggiungi Evento</text:span><text:span text:style-name="c0">.</text:span></text:p>
      <text:p text:style-name="p5"><text:span text:style-name="c0">Vi troverete davanti una interfaccia simile a quella degli articoli con alcuni box nuovi come </text:span><text:span text:style-name="c93">Quando</text:span><text:span text:style-name="c0"> dove impostare il periodo dell'evento (essenziale!), in </text:span><text:span text:style-name="c93">Dove</text:span><text:span text:style-name="c0"> potrete scegliere il luogo dell'evento, in </text:span><text:span text:style-name="c93">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90"><text:span text:style-name="c141">A</text:span><text:span text:style-name="c91">ggiungere un Luogo (Event Manager)</text:span></text:p>
      <text:p text:style-name="p5"><text:span text:style-name="c0">Sempre tramite la barra laterale andando su </text:span><text:span text:style-name="c93">Eventi</text:span><text:span text:style-name="c0"> e poi su </text:span><text:span text:style-name="c93">Luoghi</text:span><text:span text:style-name="c0"> ci troveremo davanti una schermata uguale alla </text:span><text:span text:style-name="c93">Lista degli Articoli</text:span><text:span text:style-name="c0">. Cliccando in alto su </text:span><text:span text:style-name="c93">Aggiungi luogo</text:span><text:span text:style-name="c0"> ci troveremo, come sempre davanti ad una schermata uguale alla scrittura degli </text:span><text:span text:style-name="c93">Articoli</text:span><text:span text:style-name="c0">.</text:span></text:p>
      <text:p text:style-name="p5"><text:span text:style-name="c0">Sarà presente un box </text:span><text:span text:style-name="c93">Dove</text:span><text:span text:style-name="c0"> dove andranno messi i dati del luogo come indirizzo ecc che verranno utilizzati per mostrare anche la cartina di Google Maps.</text:span></text:p>
      <text:p text:style-name="p7"><text:span text:style-name="c142">M</text:span><text:span text:style-name="c4">ultilingua (Ceceppa Multilingua)</text:span></text:p>
      <text:p text:style-name="p6"/>
      <text:p text:style-name="p143"><text:span text:style-name="c145">A</text:span><text:span text:style-name="c144">rticoli, pagine ed altri tipi di articoli</text:span></text:p>
      <text:p text:style-name="p5"><text:span text:style-name="c0">Alla creazione di un nuovo articolo in alto a destra si potrà impostare la lingua dell'articolo in scrittura. Per esempio se è in </text:span><text:span text:style-name="c93">Italiano o Inglese o entrambe le lingue</text:span><text:span text:style-name="c0">.<text:line-break/>In questo modo l'articolo </text:span><text:span text:style-name="c93">sarà visualizzato sul sito a seconda della lingua scelta dall'utente</text:span><text:span text:style-name="c0">. Per associargli l'articolo corrispondente nelle altre lingue si può fare dalla pagina di scrittura dell'articolo sullo stesso box in </text:span><text:span text:style-name="c93">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143"><text:span text:style-name="c146">C</text:span><text:span text:style-name="c144">ategorie</text:span></text:p>
      <text:p text:style-name="p5"><text:span text:style-name="c0">Le categorie sono molto più semplici perchè basterà impostare durante la creazione il </text:span><text:span text:style-name="c93">nome della categoria</text:span><text:span text:style-name="c0"> nelle altre lingue. Lo slug sarà lo stesso tra le due lingue semplificando la navigazione per l'utente.</text:span></text:p>
      <text:p text:style-name="p7"><text:span text:style-name="c147">A</text:span><text:span text:style-name="c4">vanzate</text:span></text:p>
      <text:p text:style-name="p6"/>
      <text:p text:style-name="p90"><text:span text:style-name="c148">W</text:span><text:span text:style-name="c91">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93">dall'anteprima</text:span><text:span text:style-name="c0"> ci sarà un esempio di come verrà visualizzato l'articolo dai motori di ricerca.<text:line-break/>Nel campo </text:span><text:span text:style-name="c93">Parola Chiave</text:span><text:span text:style-name="c0"> inserisci il termine principale dell'articolo che dovrà essere contenuto possibilmente anche in </text:span><text:span text:style-name="c93">Titolo SEO</text:span><text:span text:style-name="c0"> e in </text:span><text:span text:style-name="c93">Meta Description</text:span><text:span text:style-name="c0">.<text:line-break/></text:span><text:span text:style-name="c93">Titolo SEO</text:span><text:span text:style-name="c0"> è un titolo alternativo che vorresti che fosse usato dai motori di ricerca al posto di quello impostato sopra.<text:line-break/></text:span><text:span text:style-name="c93">Meta Description</text:span><text:span text:style-name="c0"> invece è il testo riassuntivo dell'articolo in 150 caratteri che verrà mostrato dai motori di ricerca invece dei primi 150 caratteri dell'articolo.</text:span></text:p>
      <text:p text:style-name="p90"><text:span text:style-name="c149">A</text:span><text:span text:style-name="c91">ggiungere una cartina (CodePeople Post Map)</text:span></text:p>
      <text:p text:style-name="p5"><text:span text:style-name="c0">Sotto il box degli articoli è presente un box che permette di associare un posto al proprio articolo/pagina/ecc.<text:line-break/>Nel campo </text:span><text:span text:style-name="c93">Location name</text:span><text:span text:style-name="c0"> inserite il nome del posto (es: Palazzo del comune, Piazza Mario Rossi, Cinema), </text:span><text:span text:style-name="c93">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93">Address</text:span><text:span text:style-name="c0"> andrà inserito l'indirizzo con la città per verificare che il programma li trovi premete il pulsante </text:span><text:span text:style-name="c93">Verify</text:span><text:span text:style-name="c0">. In automatico la cartina cambierà e gli altri campi verranno aggiornati con informazioni più precise. se l'indirizzo trovato è sbagliato cancellare </text:span><text:span text:style-name="c93">Address</text:span><text:span text:style-name="c0">, </text:span><text:span text:style-name="c93">Latitude</text:span><text:span text:style-name="c0"> e </text:span><text:span text:style-name="c93">Longitude</text:span><text:span text:style-name="c0"> e riprovare finchè i campi non saranno corretti.</text:span></text:p>
      <text:p text:style-name="p90"><text:span text:style-name="c150">A</text:span><text:span text:style-name="c91">ggiungere Album (NextGen)</text:span></text:p>
      <text:p text:style-name="p5"><text:span text:style-name="c0">Tramite la barra laterale cliccare su </text:span><text:span text:style-name="c93">Galleria</text:span><text:span text:style-name="c0"> e poi su </text:span><text:span text:style-name="c93">aggiungi una nuova galleria</text:span><text:span text:style-name="c0">.</text:span></text:p>
      <text:p text:style-name="p5"><text:span text:style-name="c0">Impostare il nome della galleria usando dei - come spazi. Tutte le foto da caricare devono avere una </text:span><text:span text:style-name="c93">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93">Carica immagini</text:span><text:span text:style-name="c0"> (nella schermata di prima), selezionare la galleria creata poco prima in cui verranno caricate le foto tramite il pulsante </text:span><text:span text:style-name="c93">Selezionare File</text:span><text:span text:style-name="c0">, selezionare le foto da caricare e premere </text:span><text:span text:style-name="c93">OK</text:span><text:span text:style-name="c0">.</text:span></text:p>
      <text:p text:style-name="p5"><text:span text:style-name="c0">Premere il pulsante </text:span><text:span text:style-name="c93">Carica immagini</text:span><text:span text:style-name="c0"> e lasciare il sito a caricare le foto. Una volta fatto andare in </text:span><text:span text:style-name="c93">Gestione galleria</text:span><text:span text:style-name="c0"> presente nella barra laterale e cliccare sull'album appena caricato.</text:span></text:p>
      <text:p text:style-name="p5"><text:span text:style-name="c0">Compilare i vari campi tranne percorso, in </text:span><text:span text:style-name="c93">Collega alla pagina</text:span><text:span text:style-name="c0"> scegliere </text:span><text:span text:style-name="c93">Foto</text:span><text:span text:style-name="c0">, scegliere la foto d'anteprima dell'album e premere </text:span><text:span text:style-name="c93">Salva modifiche</text:span><text:span text:style-name="c0">.</text:span></text:p>
      <text:p text:style-name="p90"><text:span text:style-name="c151">U</text:span><text:span text:style-name="c91">sare Google Analyticator</text:span></text:p>
      <text:p text:style-name="p5"><text:span text:style-name="c0">Questo plugin aggiunge alla </text:span><text:span text:style-name="c93">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90"><text:span text:style-name="c152">B</text:span><text:span text:style-name="c91">ackup</text:span></text:p>
      <text:p text:style-name="p5"><text:span text:style-name="c0">Il backup del database a seconda del tipo di hosting è automatico e salvato in posizioni diverse ma puoi stare tranquillo, viene effettuato.</text:span></text:p>
      <text:p text:style-name="p7"><text:span text:style-name="c153">F</text:span><text:span text:style-name="c4">AQ</text:span></text:p>
      <text:p text:style-name="p5"><text:span text:style-name="c0">Contatti: mte90net@gmail.com</text:span></text:p>
      <text:p text:style-name="p5"><text:span text:style-name="c0">Per migliorare l'eBook visita il sito </text:span><text:span text:style-name="c154">http://mte90.github.com/Wordpress-per-il-cliente/</text:span><text:span text:style-name="c0"> </text:span></text:p>
    </office:text>
  </office:body>
</office:document-content>
</file>